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5232" calcext:value-type="float">
            <text:p>54.8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4536" calcext:value-type="float">
            <text:p>52.2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6832" calcext:value-type="float">
            <text:p>52.3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1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1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5728" calcext:value-type="float">
            <text:p>51.9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0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7064" calcext:value-type="float">
            <text:p>51.9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6952" calcext:value-type="float">
            <text:p>53.3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3264" calcext:value-type="float">
            <text:p>52.0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7208" calcext:value-type="float">
            <text:p>52.3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199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852" calcext:value-type="float">
            <text:p>52.9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199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199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198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8112" calcext:value-type="float">
            <text:p>54.9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198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3952" calcext:value-type="float">
            <text:p>56.0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198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4401</text:p>
          </table:table-cell>
          <table:table-cell office:value-type="string" calcext:value-type="string">
            <text:p>198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